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4" style:family="paragraph">
      <style:paragraph-properties fo:text-align="justify" fo:margin-top="0pt" fo:margin-bottom="0pt" fo:text-indent="0pt"/>
    </style:style>
    <style:style style:name="p7" style:family="paragraph">
      <style:paragraph-properties fo:text-align="justify" fo:margin-top="0pt" fo:margin-bottom="0pt" fo:text-indent="0pt"/>
    </style:style>
  </office:automatic-styles>
  <office:body>
    <office:text>
      <text:p text:style-name="p4"><text:span text:style-name="c0">PREPARATORY</text:span></text:p>
      <text:p text:style-name="p4"><text:span text:style-name="c0">SUBJECT: earthHuman in a fantasy universe</text:span></text:p>
      <text:p text:style-name="p4"><text:span text:style-name="c0">##</text:span></text:p>
      <text:p text:style-name="p4"><text:span text:style-name="c0">CHARACTERS:</text:span></text:p>
      <text:p text:style-name="p4"><text:span text:style-name="c0"><text:tab/></text:span></text:p>
      <text:p text:style-name="p4"><text:span text:style-name="c0">##</text:span></text:p>
      <text:p text:style-name="p4"><text:span text:style-name="c0">PLOT:</text:span></text:p>
      <text:p text:style-name="p4"/>
      <text:p text:style-name="p4"><text:span text:style-name="c0">##</text:span></text:p>
      <text:p text:style-name="p4"><text:span text:style-name="c0">SETTING:</text:span></text:p>
      <text:p text:style-name="p4"/>
      <text:p text:style-name="p4"><text:span text:style-name="c0">##</text:span></text:p>
      <text:p text:style-name="p4"><text:span text:style-name="c0">ideas:</text:span></text:p>
      <text:p text:style-name="p4"/>
      <text:p text:style-name="p7"><text:span text:style-name="c0">When first we meet George Garvey he is nothing at all. Later he'll wear a white poker chip monocle, with a blue eye painted on it by Matisse himself. Later, a golden bird cage might trill within George Garvey's false leg, and his good left hand might possibly be fashioned of shimmering copper and jade.</text:span></text:p>
      <text:p text:style-name="p7"><text:span text:style-name="c0">But at the beginning--gaze upon a terrifyingly ordinary man.</text:span></text:p>
      <text:p text:style-name="p7"/>
      <text:p text:style-name="p7"><text:span text:style-name="c0">What is real and what isn't? Switching betweenn worlds, each seems like a dream of the other. "How many worlds are there?" Zoey asked the oracle. "One," the Oracle replied. "Which is the real one, this or the other, mine or yours?" she asked. "Yes," the Oracle said.</text:span></text:p>
      <text:p text:style-name="p7"><text:span text:style-name="c0">The worlds are one, they are all real because they are the same world, and you are the same person in both. </text:span></text:p>
      <text:p text:style-name="p7"><text:span text:style-name="c0">Combine it with a changeling fantasy - you've been adopted and your real parents are a royal couple in the fantasy world, who are gigantic assholes. </text:span></text:p>
      <text:p text:style-name="p7"><text:span text:style-name="c0">She travels between the worlds in dreams, and she always returns to the other world by falling asleep or losing consciousness in this one, and vice versa. The worlds are not temporally in sync, nor does time run faster or slower. If you're awake for a long time in Real Land, that doesn't mean you slept for a long time in the Fantasy Land, and staying awake in one world doesn't mean that you can't be woken in up the other.</text:span></text:p>
      <text:p text:style-name="p7"><text:span text:style-name="c0">That said, the worlds are not even similar in terms of physics or cosmology - the day is of a different length, the seasons of the year work differently, I'm not sure if there's even a sun and a moon like we normally think of them. In fact, no, there is no such thing as a sun. And no alternative shaped light in the sky, either. It's something completely different.</text:span></text:p>
      <text:p text:style-name="p7"/>
    </office:text>
  </office:body>
</office:document-content>
</file>